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745a"/>
    </style:style>
    <style:style style:name="P2" style:family="paragraph" style:parent-style-name="Standard">
      <style:text-properties officeooo:paragraph-rsid="00138af4"/>
    </style:style>
    <style:style style:name="P3" style:family="paragraph" style:parent-style-name="Standard">
      <style:text-properties fo:font-weight="bold" officeooo:paragraph-rsid="0013745a" style:font-weight-asian="bold" style:font-weight-complex="bold"/>
    </style:style>
    <style:style style:name="T1" style:family="text">
      <style:text-properties officeooo:rsid="00138af4"/>
    </style:style>
    <style:style style:name="T2" style:family="text">
      <style:text-properties officeooo:rsid="00150a94"/>
    </style:style>
    <style:style style:name="T3" style:family="text">
      <style:text-properties officeooo:rsid="00157079"/>
    </style:style>
    <style:style style:name="T4" style:family="text">
      <style:text-properties officeooo:rsid="00170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ong with your code files, submit a text document that includes your reasons for what you did with the results screen.</text:p>
      <text:p text:style-name="P1"/>
      <text:p text:style-name="P2"><text:span text:style-name="T1">The layout of the results page is based on my dislikes of the current myGeneva course search. </text:span><text:span text:style-name="T2">My first is that the search parameters are entered on a separate page than the results are displayed on, and to return to the parameters, you have to return to that previous page (although it has to be through a special link that is on the page, or else the whole system will break if you use the browser’s navigation system). So to fix this, I put the search box and button in the top and centre of the page. </text:span><text:span text:style-name="T3">Since some users prefer to press a search button, while others want to press enter on their keyboard, I included both for searching. In the future, I plan to add advance search features such as searching by credit (CREDIT: 3) or days (DAYS: MWF). </text:span><text:span text:style-name="T2">Also, I removed data columns that I find useless, such as line and campus. I removed seats open and capacity, since the status gives the same info, but in a condensed form. I may add colour coding to show percentage full of the course in the future. Originally I didn’t have borders between rows, but I found the table to be very confusing, so I added a 1 pixel top borders and a 2 pixel bottom border for the header. </text:span><text:span text:style-name="T3">I applied a different cursor to the header to show that the headers can be <text:s/>pressed, which sorts the table based on the clicked header. Most importantly, I optimised the page to not have horizontal scroll bars. To achieve this, the page hides certain columns based on the pages size and which columns are least important. </text:span><text:span text:style-name="T4">For the next delivery, I plan to have the user click the course number to show details of the cour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ke Saufley</meta:initial-creator>
    <meta:creation-date>2021-09-28T11:00:24.789554158</meta:creation-date>
    <dc:date>2021-09-28T11:53:28.899952530</dc:date>
    <dc:creator>Luke Saufley</dc:creator>
    <meta:editing-duration>PT21M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18" meta:character-count="1711" meta:non-whitespace-character-count="1394"/>
  </office:meta>
</office:document-meta>
</file>